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7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ora Wilbur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25, 1892</text:p>
      <text:p text:style-name="P4">Month<text:tab/><text:tab/><text:tab/><text:tab/><text:tab/><text:tab/>January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Boston</text:p>
      <text:p text:style-name="P4">State<text:tab/><text:tab/><text:tab/><text:tab/><text:tab/><text:tab/>M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Brighton District. Boston Mass./</text:p>
      <text:p text:style-name="P2"><text:tab/>Jany 25<text:span text:style-name="T2">th</text:span><text:span text:style-name="T3"> 1892./</text:span></text:p>
      <text:p text:style-name="P2"><text:span text:style-name="T3">Rev S. Morais./</text:span></text:p>
      <text:p text:style-name="P2"><text:span text:style-name="T3"><text:tab/>Reverend and dear Teacher/ in Israel, please accept my tardy congratulations/ on your restored health, and return to usefulness/ so wide spread and beneficent. <text:s/>A great trouble/ about removal from the house I occupy, has kept/ my pen silent for many weeks.--Being old and/ alone, and undowered of this worlds power of/ gold, I am imposed upon. <text:s/>But as the olden/ heroic spirit has descended to me in some/ degree, I </text:span><text:span text:style-name="T4">fought</text:span><text:span text:style-name="T5"> for my </text:span><text:span text:style-name="T4">rights</text:span><text:span text:style-name="T5"> and have/ conquered.--The cottage I live in belongs/ to the Catholic Clergy; and they wanted,/ the house at once for the cook of their Seminary./ <text:s/>And so I was to be turned out in midwinter./ <text:s/>So I stood my ground, and as my rent has al-/ways been paid, I called the landlords to ac-/count for </text:span><text:span text:style-name="T4">cruelty</text:span><text:span text:style-name="T5"> in asking a woman of my years/ 67, to turn out and go house hunting at this season./ <text:s/>I had an interview with the Pres. of the Semi/nary this morning. <text:s/>And I think a little fear/</text:span></text:p>
      <text:p text:style-name="P2"><text:soft-page-break/><text:span text:style-name="T5"/></text:p>
      <text:p text:style-name="P2"><text:span text:style-name="T5">[Page 2]</text:span></text:p>
      <text:p text:style-name="P2"><text:span text:style-name="T5">of what a truthful pen can do, as well as some/ natural good feeling on their part has prevailed./ <text:s/>And I am allowed to remain, at least for the/ rest of the winter, after living here five years and/ six months. <text:s/>And as thank offerings unto Gods I/ write to you; hoping that your devoted service/ in behalf of all Israel will bring to you the/ sweet reward, before you go hence, of witnessing/ our people's deliverance from the Russian bondage./ <text:s/>And the overthrow of the tyrannical Russian/ dynasty. <text:s/>Already, the Hand, that is just as/ well as merciful, is laid upon a cruelly superstitious/ people.--With the most fervent good wishes/ for your continued good health, that like Sir/ Moses Montefiore you may fulfill your century/ on earth, leading many into spiritual light/ and truth, I am Truly yours,/ Cora Wilbur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20:08.81</meta:creation-date>
    <dc:date>2011-11-30T15:27:44.31</dc:date>
    <dc:creator>Penn Libraries</dc:creator>
    <meta:editing-duration>PT00H07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489" meta:character-count="3077"/>
  </office:meta>
</office:document-meta>
</file>